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35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1.40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9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1.722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0.635cm" svg:x="2.269cm" svg:y="4.81cm">
          <text:p text:style-name="P1"><text:span text:style-name="T1">mo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635cm" svg:x="9.89cm" svg:y="4.81cm">
          <text:p text:style-name="P1"><text:span text:style-name="T1">buzz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635cm" svg:x="7.667cm" svg:y="4.81cm">
          <text:p text:style-name="P1"><text:span text:style-name="T1">bt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57cm" svg:height="0.635cm" svg:x="4.493cm" svg:y="4.81cm">
          <text:p text:style-name="P1"><text:span text:style-name="T1">fault_c</text:span><text:span text:style-name="T1">he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635cm" svg:x="12.112cm" svg:y="4.81cm">
          <text:p text:style-name="P1"><text:span text:style-name="T1">l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05cm" svg:height="0.953cm" svg:x="2.27cm" svg:y="1.952cm">
          <text:p text:style-name="P1"><text:span text:style-name="T1">STO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0.953cm" svg:x="10.207cm" svg:y="1.952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175cm" svg:y1="2.587cm" svg:x2="6.715cm" svg:y2="2.587cm">
          <text:p/>
        </draw:line>
        <draw:frame draw:style-name="gr5" draw:text-style-name="P4" draw:layer="layout" svg:width="1.996cm" svg:height="0.489cm" svg:x="4.492cm" svg:y="2.143cm">
          <draw:text-box>
            <text:p><text:span text:style-name="T2">ss_btn_pressed</text:span></text:p>
          </draw:text-box>
        </draw:frame>
        <draw:custom-shape draw:style-name="gr6" draw:text-style-name="P6" draw:layer="layout" svg:width="2.222cm" svg:height="0.635cm" svg:x="6.715cm" svg:y="2.287cm">
          <text:p text:style-name="P5"><text:span text:style-name="T3">soft_star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207cm" svg:y1="2.17cm" svg:x2="4.175cm" svg:y2="2.17cm">
          <text:p/>
        </draw:line>
        <draw:line draw:style-name="gr4" draw:text-style-name="P3" draw:layer="layout" svg:x1="8.937cm" svg:y1="2.587cm" svg:x2="10.207cm" svg:y2="2.587cm">
          <text:p/>
        </draw:line>
        <draw:line draw:style-name="gr7" draw:text-style-name="P3" draw:layer="layout" svg:x1="4.175cm" svg:y1="5.127cm" svg:x2="4.492cm" svg:y2="5.127cm">
          <text:p/>
        </draw:line>
        <draw:line draw:style-name="gr7" draw:text-style-name="P3" draw:layer="layout" svg:x1="7.35cm" svg:y1="5.127cm" svg:x2="7.667cm" svg:y2="5.127cm">
          <text:p/>
        </draw:line>
        <draw:line draw:style-name="gr7" draw:text-style-name="P3" draw:layer="layout" svg:x1="9.576cm" svg:y1="5.127cm" svg:x2="9.893cm" svg:y2="5.127cm">
          <text:p/>
        </draw:line>
        <draw:line draw:style-name="gr7" draw:text-style-name="P3" draw:layer="layout" svg:x1="11.795cm" svg:y1="5.127cm" svg:x2="12.112cm" svg:y2="5.1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2:26:16.659882494</meta:creation-date>
    <dc:date>2025-11-22T12:54:15.934225160</dc:date>
    <meta:editing-duration>PT10M59S</meta:editing-duration>
    <meta:editing-cycles>3</meta:editing-cycles>
    <meta:generator>LibreOffice/24.2.7.2$Linux_X86_64 LibreOffice_project/420$Build-2</meta:generator>
    <meta:document-statistic meta:object-count="16"/>
  </office:meta>
</office:document-meta>
</file>